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5000003D4F640A37AC283BF70.png" manifest:media-type="image/png"/>
  <manifest:file-entry manifest:full-path="Pictures/100002010000020000000200B875A1BAD7106488.png" manifest:media-type="image/png"/>
  <manifest:file-entry manifest:full-path="Pictures/10000201000002000000020053134C12CD784D90.png" manifest:media-type="image/png"/>
  <manifest:file-entry manifest:full-path="Pictures/100002010000020000000200D7D55B8DDE861342.png" manifest:media-type="image/png"/>
  <manifest:file-entry manifest:full-path="Pictures/1000020100000200000002004F932B7474F8E9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48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vertical-align="middle" draw:auto-grow-height="false" fo:min-height="3.073cm" fo:min-width="2.95cm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0.404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722cm" fo:min-width="2.574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96cm" svg:height="6.096cm" svg:x="2.651cm" svg:y="1.127cm">
          <draw:image xlink:href="Pictures/100002010000020000000200D7D55B8DDE861342.png" xlink:type="simple" xlink:show="embed" xlink:actuate="onLoad">
            <text:p/>
          </draw:image>
        </draw:frame>
        <draw:frame draw:style-name="gr2" draw:text-style-name="P2" draw:layer="layout" svg:width="3.135cm" svg:height="1.987cm" svg:x="4.194cm" svg:y="4.21cm">
          <draw:text-box>
            <text:p><text:span text:style-name="T1">Internet</text:span></text:p>
          </draw:text-box>
        </draw:frame>
        <draw:custom-shape draw:style-name="gr3" draw:text-style-name="P3" draw:layer="layout" svg:width="3.556cm" svg:height="3.429cm" svg:x="5.318cm" svg:y="6.7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text-style-name="P4" draw:layer="layout" svg:width="1.406cm" svg:height="1.406cm" svg:x="3.413cm" svg:y="8.112cm">
          <draw:image xlink:href="Pictures/1000020100000200000002004F932B7474F8E970.png" xlink:type="simple" xlink:show="embed" xlink:actuate="onLoad">
            <text:p/>
          </draw:image>
        </draw:frame>
        <draw:frame draw:style-name="gr4" draw:text-style-name="P4" draw:layer="layout" svg:width="2.845cm" svg:height="2.845cm" svg:x="9.204cm" svg:y="7.731cm">
          <draw:image xlink:href="Pictures/10000201000002000000020053134C12CD784D90.png" xlink:type="simple" xlink:show="embed" xlink:actuate="onLoad">
            <text:p/>
          </draw:image>
        </draw:frame>
        <draw:frame draw:style-name="gr5" draw:text-style-name="P2" draw:layer="layout" svg:width="5.842cm" svg:height="1.016cm" svg:x="7.874cm" svg:y="10.633cm">
          <draw:text-box>
            <text:p>Temporary storage</text:p>
          </draw:text-box>
        </draw:frame>
        <draw:frame draw:style-name="gr4" draw:text-style-name="P4" draw:layer="layout" svg:width="2.845cm" svg:height="2.845cm" svg:x="16.205cm" svg:y="7.732cm">
          <draw:image xlink:href="Pictures/10000201000002000000020053134C12CD784D90.png" xlink:type="simple" xlink:show="embed" xlink:actuate="onLoad">
            <text:p/>
          </draw:image>
        </draw:frame>
        <draw:frame draw:style-name="gr6" draw:text-style-name="P2" draw:layer="layout" svg:width="3.39cm" svg:height="0.962cm" svg:x="16.074cm" svg:y="10.633cm">
          <draw:text-box>
            <text:p>Database</text:p>
          </draw:text-box>
        </draw:frame>
        <draw:custom-shape draw:style-name="gr7" draw:text-style-name="P3" draw:layer="layout" svg:width="3.837cm" svg:height="2.186cm" svg:x="12.149cm" svg:y="7.958cm">
          <text:p/>
          <draw:enhanced-geometry svg:viewBox="0 0 21600 21600" draw:text-areas="0 ?f0 ?f5 ?f2" draw:type="right-arrow" draw:modifiers="14092.3397602918 5475.03593675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837cm" svg:height="2.186cm" svg:x="19.149cm" svg:y="7.958cm">
          <text:p/>
          <draw:enhanced-geometry svg:viewBox="0 0 21600 21600" draw:text-areas="0 ?f0 ?f5 ?f2" draw:type="right-arrow" draw:modifiers="14092.3397602918 5475.03593675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4.591cm" svg:height="4.591cm" svg:x="23.352cm" svg:y="6.942cm">
          <draw:image xlink:href="Pictures/100002010000020000000200B875A1BAD7106488.png" xlink:type="simple" xlink:show="embed" xlink:actuate="onLoad">
            <text:p/>
          </draw:image>
        </draw:frame>
        <draw:frame draw:style-name="gr4" draw:text-style-name="P4" draw:layer="layout" svg:width="2.525cm" svg:height="2.523cm" svg:x="12.684cm" svg:y="5.191cm">
          <draw:image xlink:href="Pictures/10000201000003D5000003D4F640A37AC283BF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9:51:54.251231718</meta:creation-date>
    <meta:editing-duration>PT49M7S</meta:editing-duration>
    <meta:editing-cycles>2</meta:editing-cycles>
    <meta:generator>LibreOffice/6.0.7.3$Linux_X86_64 LibreOffice_project/00m0$Build-3</meta:generator>
    <dc:date>2019-09-17T11:21:52.584893131</dc:date>
    <meta:document-statistic meta:object-count="12"/>
  </office:meta>
</office:document-meta>
</file>